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IMA GONZALES ALDEMI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INTADO FERNANDEZ, MANUEL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7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NIMA GONZALES, ALDEMI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0698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9:06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